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krw</text:p>
          </table:table-cell>
          <table:table-cell office:value-type="string" calcext:value-type="string">
            <text:p>kro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ord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0.8125" calcext:value-type="float">
            <text:p>0,8125</text:p>
          </table:table-cell>
          <table:table-cell table:formula="of:=[.E2]*[.$F$2]" office:value-type="float" office:value="44340" calcext:value-type="float">
            <text:p>44340</text:p>
          </table:table-cell>
          <table:table-cell office:value-type="float" office:value="0.4434" calcext:value-type="float">
            <text:p>0,4434</text:p>
          </table:table-cell>
          <table:table-cell table:formula="of:=10^5"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0.33164" calcext:value-type="float">
            <text:p>0,33164</text:p>
          </table:table-cell>
          <table:table-cell office:value-type="float" office:value="0" calcext:value-type="float">
            <text:p>0</text:p>
          </table:table-cell>
          <table:table-cell office:value-type="float" office:value="0.75002" calcext:value-type="float">
            <text:p>0,75002</text:p>
          </table:table-cell>
          <table:table-cell table:formula="of:=[.E3]*[.$F$2]" office:value-type="float" office:value="38100" calcext:value-type="float">
            <text:p>38100</text:p>
          </table:table-cell>
          <table:table-cell office:value-type="float" office:value="0.381" calcext:value-type="float">
            <text:p>0,381</text:p>
          </table:table-cell>
          <table:table-cell/>
        </table:table-row>
        <table:table-row table:style-name="ro1">
          <table:table-cell office:value-type="float" office:value="0.36328" calcext:value-type="float">
            <text:p>0,36328</text:p>
          </table:table-cell>
          <table:table-cell office:value-type="float" office:value="0" calcext:value-type="float">
            <text:p>0</text:p>
          </table:table-cell>
          <table:table-cell office:value-type="float" office:value="0.68935" calcext:value-type="float">
            <text:p>0,68935</text:p>
          </table:table-cell>
          <table:table-cell table:formula="of:=[.E4]*[.$F$2]" office:value-type="float" office:value="32950" calcext:value-type="float">
            <text:p>32950</text:p>
          </table:table-cell>
          <table:table-cell office:value-type="float" office:value="0.3295" calcext:value-type="float">
            <text:p>0,3295</text:p>
          </table:table-cell>
          <table:table-cell/>
        </table:table-row>
        <table:table-row table:style-name="ro1">
          <table:table-cell office:value-type="float" office:value="0.39492" calcext:value-type="float">
            <text:p>0,39492</text:p>
          </table:table-cell>
          <table:table-cell office:value-type="float" office:value="0" calcext:value-type="float">
            <text:p>0</text:p>
          </table:table-cell>
          <table:table-cell office:value-type="float" office:value="0.63055" calcext:value-type="float">
            <text:p>0,63055</text:p>
          </table:table-cell>
          <table:table-cell table:formula="of:=[.E5]*[.$F$2]" office:value-type="float" office:value="28630" calcext:value-type="float">
            <text:p>28630</text:p>
          </table:table-cell>
          <table:table-cell office:value-type="float" office:value="0.2863" calcext:value-type="float">
            <text:p>0,2863</text:p>
          </table:table-cell>
          <table:table-cell/>
        </table:table-row>
        <table:table-row table:style-name="ro1">
          <table:table-cell office:value-type="float" office:value="0.42656" calcext:value-type="float">
            <text:p>0,42656</text:p>
          </table:table-cell>
          <table:table-cell office:value-type="float" office:value="0" calcext:value-type="float">
            <text:p>0</text:p>
          </table:table-cell>
          <table:table-cell office:value-type="float" office:value="0.57365" calcext:value-type="float">
            <text:p>0,57365</text:p>
          </table:table-cell>
          <table:table-cell table:formula="of:=[.E6]*[.$F$2]" office:value-type="float" office:value="24950" calcext:value-type="float">
            <text:p>24950</text:p>
          </table:table-cell>
          <table:table-cell office:value-type="float" office:value="0.2495" calcext:value-type="float">
            <text:p>0,2495</text:p>
          </table:table-cell>
          <table:table-cell/>
        </table:table-row>
        <table:table-row table:style-name="ro1">
          <table:table-cell office:value-type="float" office:value="0.4582" calcext:value-type="float">
            <text:p>0,4582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0.5187" calcext:value-type="float">
            <text:p>0,5187</text:p>
          </table:table-cell>
          <table:table-cell table:formula="of:=[.E7]*[.$F$2]" office:value-type="float" office:value="21770" calcext:value-type="float">
            <text:p>21770</text:p>
          </table:table-cell>
          <table:table-cell office:value-type="float" office:value="0.2177" calcext:value-type="float">
            <text:p>0,2177</text:p>
          </table:table-cell>
          <table:table-cell/>
        </table:table-row>
        <table:table-row table:style-name="ro1">
          <table:table-cell office:value-type="float" office:value="0.48984" calcext:value-type="float">
            <text:p>0,48984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46578" calcext:value-type="float">
            <text:p>0,46578</text:p>
          </table:table-cell>
          <table:table-cell table:formula="of:=[.E8]*[.$F$2]" office:value-type="float" office:value="19010" calcext:value-type="float">
            <text:p>19010</text:p>
          </table:table-cell>
          <table:table-cell office:value-type="float" office:value="0.1901" calcext:value-type="float">
            <text:p>0,1901</text:p>
          </table:table-cell>
          <table:table-cell/>
        </table:table-row>
        <table:table-row table:style-name="ro1">
          <table:table-cell office:value-type="float" office:value="0.52148" calcext:value-type="float">
            <text:p>0,52148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41492" calcext:value-type="float">
            <text:p>0,41492</text:p>
          </table:table-cell>
          <table:table-cell table:formula="of:=[.E9]*[.$F$2]" office:value-type="float" office:value="16580" calcext:value-type="float">
            <text:p>16580</text:p>
          </table:table-cell>
          <table:table-cell office:value-type="float" office:value="0.1658" calcext:value-type="float">
            <text:p>0,1658</text:p>
          </table:table-cell>
          <table:table-cell/>
        </table:table-row>
        <table:table-row table:style-name="ro1">
          <table:table-cell office:value-type="float" office:value="0.55312" calcext:value-type="float">
            <text:p>0,55312</text:p>
          </table:table-cell>
          <table:table-cell office:value-type="float" office:value="0.00046" calcext:value-type="float">
            <text:p>0,00046</text:p>
          </table:table-cell>
          <table:table-cell office:value-type="float" office:value="0.36622" calcext:value-type="float">
            <text:p>0,36622</text:p>
          </table:table-cell>
          <table:table-cell table:formula="of:=[.E10]*[.$F$2]" office:value-type="float" office:value="14430" calcext:value-type="float">
            <text:p>14430</text:p>
          </table:table-cell>
          <table:table-cell office:value-type="float" office:value="0.1443" calcext:value-type="float">
            <text:p>0,1443</text:p>
          </table:table-cell>
          <table:table-cell/>
        </table:table-row>
        <table:table-row table:style-name="ro1">
          <table:table-cell office:value-type="float" office:value="0.58476" calcext:value-type="float">
            <text:p>0,58476</text:p>
          </table:table-cell>
          <table:table-cell office:value-type="float" office:value="0.00115" calcext:value-type="float">
            <text:p>0,00115</text:p>
          </table:table-cell>
          <table:table-cell office:value-type="float" office:value="0.31973" calcext:value-type="float">
            <text:p>0,31973</text:p>
          </table:table-cell>
          <table:table-cell table:formula="of:=[.E11]*[.$F$2]" office:value-type="float" office:value="12510" calcext:value-type="float">
            <text:p>12510</text:p>
          </table:table-cell>
          <table:table-cell office:value-type="float" office:value="0.1251" calcext:value-type="float">
            <text:p>0,1251</text:p>
          </table:table-cell>
          <table:table-cell/>
        </table:table-row>
        <table:table-row table:style-name="ro1">
          <table:table-cell office:value-type="float" office:value="0.6164" calcext:value-type="float">
            <text:p>0,6164</text:p>
          </table:table-cell>
          <table:table-cell office:value-type="float" office:value="0.00261" calcext:value-type="float">
            <text:p>0,00261</text:p>
          </table:table-cell>
          <table:table-cell office:value-type="float" office:value="0.27556" calcext:value-type="float">
            <text:p>0,27556</text:p>
          </table:table-cell>
          <table:table-cell table:formula="of:=[.E12]*[.$F$2]" office:value-type="float" office:value="10790" calcext:value-type="float">
            <text:p>10790</text:p>
          </table:table-cell>
          <table:table-cell office:value-type="float" office:value="0.1079" calcext:value-type="float">
            <text:p>0,1079</text:p>
          </table:table-cell>
          <table:table-cell/>
        </table:table-row>
        <table:table-row table:style-name="ro1">
          <table:table-cell office:value-type="float" office:value="0.64804" calcext:value-type="float">
            <text:p>0,64804</text:p>
          </table:table-cell>
          <table:table-cell office:value-type="float" office:value="0.00547" calcext:value-type="float">
            <text:p>0,00547</text:p>
          </table:table-cell>
          <table:table-cell office:value-type="float" office:value="0.23379" calcext:value-type="float">
            <text:p>0,23379</text:p>
          </table:table-cell>
          <table:table-cell table:formula="of:=[.E13]*[.$F$13]" office:value-type="float" office:value="9237" calcext:value-type="float">
            <text:p>9237</text:p>
          </table:table-cell>
          <table:table-cell office:value-type="float" office:value="0.9237" calcext:value-type="float">
            <text:p>0,9237</text:p>
          </table:table-cell>
          <table:table-cell table:formula="of:=10^4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67968" calcext:value-type="float">
            <text:p>0,67968</text:p>
          </table:table-cell>
          <table:table-cell office:value-type="float" office:value="0.01073" calcext:value-type="float">
            <text:p>0,01073</text:p>
          </table:table-cell>
          <table:table-cell office:value-type="float" office:value="0.19455" calcext:value-type="float">
            <text:p>0,19455</text:p>
          </table:table-cell>
          <table:table-cell table:formula="of:=[.E14]*[.$F$13]" office:value-type="float" office:value="7828" calcext:value-type="float">
            <text:p>7828</text:p>
          </table:table-cell>
          <table:table-cell office:value-type="float" office:value="0.7828" calcext:value-type="float">
            <text:p>0,7828</text:p>
          </table:table-cell>
          <table:table-cell/>
        </table:table-row>
        <table:table-row table:style-name="ro1">
          <table:table-cell office:value-type="float" office:value="0.71132" calcext:value-type="float">
            <text:p>0,71132</text:p>
          </table:table-cell>
          <table:table-cell office:value-type="float" office:value="0.01996" calcext:value-type="float">
            <text:p>0,01996</text:p>
          </table:table-cell>
          <table:table-cell office:value-type="float" office:value="0.15797" calcext:value-type="float">
            <text:p>0,15797</text:p>
          </table:table-cell>
          <table:table-cell table:formula="of:=[.E15]*[.$F$13]" office:value-type="float" office:value="6545" calcext:value-type="float">
            <text:p>6545</text:p>
          </table:table-cell>
          <table:table-cell office:value-type="float" office:value="0.6545" calcext:value-type="float">
            <text:p>0,6545</text:p>
          </table:table-cell>
          <table:table-cell/>
        </table:table-row>
        <table:table-row table:style-name="ro1">
          <table:table-cell office:value-type="float" office:value="0.74296" calcext:value-type="float">
            <text:p>0,74296</text:p>
          </table:table-cell>
          <table:table-cell office:value-type="float" office:value="0.03545" calcext:value-type="float">
            <text:p>0,03545</text:p>
          </table:table-cell>
          <table:table-cell office:value-type="float" office:value="0.1242" calcext:value-type="float">
            <text:p>0,1242</text:p>
          </table:table-cell>
          <table:table-cell table:formula="of:=[.E16]*[.$F$13]" office:value-type="float" office:value="5371" calcext:value-type="float">
            <text:p>5371</text:p>
          </table:table-cell>
          <table:table-cell office:value-type="float" office:value="0.5371" calcext:value-type="float">
            <text:p>0,5371</text:p>
          </table:table-cell>
          <table:table-cell/>
        </table:table-row>
        <table:table-row table:style-name="ro1">
          <table:table-cell office:value-type="float" office:value="0.7746" calcext:value-type="float">
            <text:p>0,7746</text:p>
          </table:table-cell>
          <table:table-cell office:value-type="float" office:value="0.06051" calcext:value-type="float">
            <text:p>0,06051</text:p>
          </table:table-cell>
          <table:table-cell office:value-type="float" office:value="0.09346" calcext:value-type="float">
            <text:p>0,09346</text:p>
          </table:table-cell>
          <table:table-cell table:formula="of:=[.E17]*[.$F$13]" office:value-type="float" office:value="4293" calcext:value-type="float">
            <text:p>4293</text:p>
          </table:table-cell>
          <table:table-cell office:value-type="float" office:value="0.4293" calcext:value-type="float">
            <text:p>0,4293</text:p>
          </table:table-cell>
          <table:table-cell/>
        </table:table-row>
        <table:table-row table:style-name="ro1">
          <table:table-cell office:value-type="float" office:value="0.80624" calcext:value-type="float">
            <text:p>0,80624</text:p>
          </table:table-cell>
          <table:table-cell office:value-type="float" office:value="0.09979" calcext:value-type="float">
            <text:p>0,09979</text:p>
          </table:table-cell>
          <table:table-cell office:value-type="float" office:value="0.06598" calcext:value-type="float">
            <text:p>0,06598</text:p>
          </table:table-cell>
          <table:table-cell table:formula="of:=[.E18]*[.$F$13]" office:value-type="float" office:value="3300" calcext:value-type="float">
            <text:p>3300</text:p>
          </table:table-cell>
          <table:table-cell office:value-type="float" office:value="0.33" calcext:value-type="float">
            <text:p>0,33</text:p>
          </table:table-cell>
          <table:table-cell/>
        </table:table-row>
        <table:table-row table:style-name="ro1">
          <table:table-cell office:value-type="float" office:value="0.83788" calcext:value-type="float">
            <text:p>0,83788</text:p>
          </table:table-cell>
          <table:table-cell office:value-type="float" office:value="0.15963" calcext:value-type="float">
            <text:p>0,15963</text:p>
          </table:table-cell>
          <table:table-cell office:value-type="float" office:value="0.04212" calcext:value-type="float">
            <text:p>0,04212</text:p>
          </table:table-cell>
          <table:table-cell table:formula="of:=[.E19]*[.$F$13]" office:value-type="float" office:value="2381" calcext:value-type="float">
            <text:p>2381</text:p>
          </table:table-cell>
          <table:table-cell office:value-type="float" office:value="0.2381" calcext:value-type="float">
            <text:p>0,2381</text:p>
          </table:table-cell>
          <table:table-cell/>
        </table:table-row>
        <table:table-row table:style-name="ro1">
          <table:table-cell office:value-type="float" office:value="0.86952" calcext:value-type="float">
            <text:p>0,86952</text:p>
          </table:table-cell>
          <table:table-cell office:value-type="float" office:value="0.2486" calcext:value-type="float">
            <text:p>0,2486</text:p>
          </table:table-cell>
          <table:table-cell office:value-type="float" office:value="0.02238" calcext:value-type="float">
            <text:p>0,02238</text:p>
          </table:table-cell>
          <table:table-cell table:formula="of:=[.E20]*[.$F$13]" office:value-type="float" office:value="1530" calcext:value-type="float">
            <text:p>1530</text:p>
          </table:table-cell>
          <table:table-cell office:value-type="float" office:value="0.153" calcext:value-type="float">
            <text:p>0,153</text:p>
          </table:table-cell>
          <table:table-cell/>
        </table:table-row>
        <table:table-row table:style-name="ro1">
          <table:table-cell office:value-type="float" office:value="0.90116" calcext:value-type="float">
            <text:p>0,90116</text:p>
          </table:table-cell>
          <table:table-cell office:value-type="float" office:value="0.37799" calcext:value-type="float">
            <text:p>0,37799</text:p>
          </table:table-cell>
          <table:table-cell office:value-type="float" office:value="0.00759" calcext:value-type="float">
            <text:p>0,00759</text:p>
          </table:table-cell>
          <table:table-cell table:formula="of:=[.E21]*[.$F$21]" office:value-type="float" office:value="738" calcext:value-type="float">
            <text:p>738</text:p>
          </table:table-cell>
          <table:table-cell office:value-type="float" office:value="0.738" calcext:value-type="float">
            <text:p>0,738</text:p>
          </table:table-cell>
          <table:table-cell table:formula="of:=10^3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9328" calcext:value-type="float">
            <text:p>0,9328</text:p>
          </table:table-cell>
          <table:table-cell office:value-type="float" office:value="0.5625" calcext:value-type="float">
            <text:p>0,5625</text:p>
          </table:table-cell>
          <table:table-cell office:value-type="float" office:value="0" calcext:value-type="float">
            <text:p>0</text:p>
          </table:table-cell>
          <table:table-cell table:formula="of:=[.E22]*[.$F$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5T15:15:36.617176036</meta:creation-date>
    <dc:date>2025-07-15T15:29:09.759798912</dc:date>
    <meta:editing-duration>PT3S</meta:editing-duration>
    <meta:editing-cycles>1</meta:editing-cycles>
    <meta:generator>LibreOffice/7.3.7.2$Linux_X86_64 LibreOffice_project/30$Build-2</meta:generator>
    <meta:document-statistic meta:table-count="1" meta:cell-count="114" meta:object-count="0"/>
  </office:meta>
</office:document-meta>
</file>